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70F51BD7.png" manifest:media-type="image/png"/>
  <manifest:file-entry manifest:full-path="Pictures/1000000000000230000001A41BC3B30E.png" manifest:media-type="image/png"/>
  <manifest:file-entry manifest:full-path="Pictures/10000000000001900000012C3B21545B.jpg" manifest:media-type="image/jpeg"/>
  <manifest:file-entry manifest:full-path="Pictures/10000000000001900000012CF853BFA8.png" manifest:media-type="image/png"/>
  <manifest:file-entry manifest:full-path="Pictures/10000000000001900000012CE388ED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draw:frame draw:style-name="gr1" draw:text-style-name="P1" draw:layer="layout" svg:width="5.246cm" svg:height="3.719cm" svg:x="7.954cm" svg:y="5.081cm">
          <draw:image xlink:href="Pictures/10000000000001900000012CE388EDB5.jpg" xlink:type="simple" xlink:show="embed" xlink:actuate="onLoad">
            <text:p/>
          </draw:image>
        </draw:frame>
        <draw:frame draw:style-name="gr1" draw:text-style-name="P1" draw:layer="layout" svg:width="5.2cm" svg:height="3.8cm" svg:x="8cm" svg:y="9.4cm">
          <draw:image xlink:href="Pictures/10000000000001900000012CF853BFA8.png" xlink:type="simple" xlink:show="embed" xlink:actuate="onLoad">
            <text:p/>
          </draw:image>
        </draw:frame>
        <draw:frame draw:style-name="gr1" draw:text-style-name="P1" draw:layer="layout" svg:width="5.4cm" svg:height="3.8cm" draw:transform="skewX (-0.00925024503556995) rotate (-0.00925024503556962) translate (0.951cm 5cm)">
          <draw:image xlink:href="Pictures/10000000000001900000012C3B21545B.jpg" xlink:type="simple" xlink:show="embed" xlink:actuate="onLoad">
            <text:p/>
          </draw:image>
        </draw:frame>
        <draw:line draw:style-name="gr2" draw:text-style-name="P1" draw:layer="layout" svg:x1="6.2cm" svg:y1="7cm" svg:x2="8.2cm" svg:y2="7cm">
          <text:p/>
        </draw:line>
        <draw:frame draw:style-name="gr1" draw:text-style-name="P1" draw:layer="layout" svg:width="8.657cm" svg:height="5cm" svg:x="14.943cm" svg:y="4cm">
          <draw:image xlink:href="Pictures/1000000000000230000001A41BC3B30E.png" xlink:type="simple" xlink:show="embed" xlink:actuate="onLoad">
            <text:p/>
          </draw:image>
        </draw:frame>
        <draw:frame draw:style-name="gr1" draw:text-style-name="P1" draw:layer="layout" svg:width="9cm" svg:height="5.2cm" svg:x="14.8cm" svg:y="9.4cm">
          <draw:image xlink:href="Pictures/1000000000000230000001A470F51BD7.png" xlink:type="simple" xlink:show="embed" xlink:actuate="onLoad">
            <text:p/>
          </draw:image>
        </draw:frame>
        <draw:frame draw:style-name="gr3" draw:layer="layout" svg:width="6.187cm" svg:height="0.962cm" svg:x="0.613cm" svg:y="9.438cm">
          <draw:text-box>
            <text:p>DATASET_STIMULI</text:p>
          </draw:text-box>
        </draw:frame>
        <draw:frame draw:style-name="gr4" draw:layer="layout" svg:width="4.634cm" svg:height="1.2cm" svg:x="8.2cm" svg:y="3.4cm">
          <draw:text-box>
            <text:p>DATASET_SM</text:p>
          </draw:text-box>
        </draw:frame>
        <draw:frame draw:style-name="gr3" draw:layer="layout" svg:width="4.566cm" svg:height="0.962cm" svg:x="8.4cm" svg:y="14.038cm">
          <draw:text-box>
            <text:p>DATASET_GT</text:p>
          </draw:text-box>
        </draw:frame>
        <draw:line draw:style-name="gr5" draw:text-style-name="P1" draw:layer="layout" svg:x1="13.8cm" svg:y1="9.2cm" svg:x2="15.2cm" svg:y2="9.2cm">
          <text:p/>
        </draw:line>
        <draw:frame draw:style-name="gr3" draw:layer="layout" svg:width="3.11cm" svg:height="0.962cm" svg:x="18cm" svg:y="3.2cm">
          <draw:text-box>
            <text:p>PR curve</text:p>
          </draw:text-box>
        </draw:frame>
        <draw:frame draw:style-name="gr3" draw:layer="layout" svg:width="8.283cm" svg:height="0.962cm" svg:x="15.2cm" svg:y="14.8cm">
          <draw:text-box>
            <text:p>Precision Recall F-measure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Line_20_Arrow_20_1" draw:display-name="Line Arrow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8T12:38:58.349419115</meta:creation-date>
    <dc:date>2014-08-08T21:50:06.478219929</dc:date>
    <meta:editing-duration>PT8H55M47S</meta:editing-duration>
    <meta:editing-cycles>2</meta:editing-cycles>
    <meta:generator>LibreOffice/4.2.4.2$Linux_X86_64 LibreOffice_project/420m0$Build-2</meta:generator>
    <meta:document-statistic meta:object-count="35"/>
  </office:meta>
</office:document-meta>
</file>